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UC-05. Manter Destino</text:h>
      <text:p text:style-name="Text_20_body"/>
      <text:h text:style-name="Heading_20_2" text:outline-level="2">Descrição:</text:h>
      <text:p text:style-name="Text_20_body"><text:tab/>O usuário pode consultar, adicionar, alterar ou excluir destinos cadastrados no sistema.</text:p>
      <text:p text:style-name="Text_20_body"/>
      <text:p text:style-name="Text_20_body">Atores:</text:p>
      <text:p text:style-name="Text_20_body"><text:tab/>Usuário privado (Fluxos: Todos).</text:p>
      <text:p text:style-name="Text_20_body"/>
      <text:h text:style-name="Heading_20_2" text:outline-level="2">Pré-Condições:</text:h>
      <text:p text:style-name="Text_20_body"><text:tab/>O usuário privado deve estar cadastrado e logado no sistema.</text:p>
      <text:p text:style-name="Text_20_body"/>
      <text:h text:style-name="Heading_20_2" text:outline-level="2">Fluxo Principal [Listar Todos]:</text:h>
      <text:p text:style-name="Text_20_body"><text:tab/>1 – O usuário seleciona a opção de meus roteiros. <text:s/></text:p>
      <text:p text:style-name="Text_20_body"><text:tab/>2 – O sistema apresenta a tela com a listagens de roteiros. </text:p>
      <text:p text:style-name="Text_20_body"><text:tab/>3 – O usuário seleciona um roteiro.</text:p>
      <text:p text:style-name="Text_20_body"><text:tab/>4 – O sistema detalha o roteiro exibindo todos os seus destinos.[A.2 – Inserir][A.3 - Alterar][A.4 – Excluir][A.5 – Manter programa][A.6 – Manter roteiro]</text:p>
      <text:h text:style-name="Heading_20_2" text:outline-level="2"><text:bookmark-start text:name="DDE_LINK4"/>Fluxos Alternativos:<text:bookmark-end text:name="DDE_LINK4"/></text:h>
      <text:p text:style-name="Text_20_body"><text:tab/>A.1[Inserir]</text:p>
      <text:p text:style-name="Text_20_body"><text:tab/><text:tab/>1 – O usuário seleciona opção de inserir destino.</text:p>
      <text:p text:style-name="Text_20_body"><text:tab/><text:tab/>2 – O sistema apresenta a tela com o formulário para o cadastro do destino.</text:p>
      <text:p text:style-name="Text_20_body"><text:tab/><text:tab/>3 – O usuário preenche o formulário e seleciona a opção de salvar. [E.1][E.2]</text:p>
      <text:p text:style-name="Text_20_body"><text:tab/><text:tab/>4 – O sistema exibe a listagem de destinos e informa que os dados foram inseridos com sucesso.</text:p>
      <text:p text:style-name="Text_20_body"><text:tab/>A.2 [Alterar]</text:p>
      <text:p text:style-name="Text_20_body"><text:tab/><text:tab/>1 – <text:bookmark-start text:name="DDE_LINK1"/>O usuário seleciona a opção de alterar o destino.<text:bookmark-end text:name="DDE_LINK1"/></text:p>
      <text:p text:style-name="Text_20_body"><text:tab/><text:tab/>2 – O sistema apresenta a tela de edição de destino.</text:p>
      <text:p text:style-name="Text_20_body"><text:tab/><text:tab/>3 – O usuário adiciona novas informações (ou altera todos os dados) e depois seleciona a opção de salvar. [E.1][E.2]</text:p>
      <text:p text:style-name="Text_20_body"><text:tab/><text:tab/>4 – O sistema exibe a listagem de destinos e informa que os dados foram atualizados <text:s/>com sucesso.<text:tab/></text:p>
      <text:p text:style-name="Text_20_body"><text:tab/>A.4 [Excluir]</text:p>
      <text:p text:style-name="Text_20_body"><text:tab/><text:tab/>1 – O usuário seleciona a opção de excluir o destino.</text:p>
      <text:p text:style-name="Text_20_body"><text:tab/><text:tab/>2 – O sistema exibe a tela de confirmação de exclusão.</text:p>
      <text:p text:style-name="Text_20_body"><text:soft-page-break/><text:tab/><text:tab/>3 – O usuário confirma a exclusão.</text:p>
      <text:p text:style-name="Text_20_body"><text:tab/><text:tab/>4 – O sistema exclui o destino e atualiza a listagem de destinos.</text:p>
      <text:p text:style-name="Text_20_body"><text:tab/>A.5 – [Manter programa]</text:p>
      <text:p text:style-name="Text_20_body"><text:tab/><text:tab/>Os passos estão descritos no caso de uso Manter programa(UC – 12).</text:p>
      <text:p text:style-name="Text_20_body"><text:tab/>A.6 – [Manter Roteiro]</text:p>
      <text:p text:style-name="Text_20_body"><text:tab/><text:tab/>Os passos estão descritos no caso de uso Manter Roteiro(UC – 2).</text:p>
      <text:h text:style-name="Heading_20_2" text:outline-level="2">Fluxos de exceção:</text:h>
      <text:p text:style-name="Text_20_body"><text:tab/>E.1 [Campos obrigatórios não preenchidos]</text:p>
      <text:p text:style-name="Text_20_body"><text:tab/><text:tab/>1 – O sistema não salva o destino, volta para tela de cadastro e informa que os campos obrigatórios devem ser preenchidos.</text:p>
      <text:p text:style-name="Text_20_body"><text:tab/>E.2 [Data fim antes da data de início]</text:p>
      <text:p text:style-name="Text_20_body"><text:tab/><text:tab/>1 – O sistema não salva o destino, volta para tela de cadastro e informa que a data fim deve ocorrer depois da data de início.</text:p>
      <text:p text:style-name="Text_20_body"><text:tab/><text:tab/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15T08:30:27</meta:creation-date>
    <dc:date>2009-09-17T21:02:40</dc:date>
    <meta:editing-duration>PT02H51M23S</meta:editing-duration>
    <meta:editing-cycles>20</meta:editing-cycles>
    <meta:generator>OpenOffice.org/3.0$Unix OpenOffice.org_project/300m15$Build-9379</meta:generator>
    <meta:document-statistic meta:table-count="0" meta:image-count="0" meta:object-count="0" meta:page-count="2" meta:paragraph-count="38" meta:word-count="350" meta:character-count="2009"/>
  </office:meta>
</office:document-meta>
</file>